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fo:margin-bottom="0cm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9" style:family="text"/>
    <style:style style:name="P8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8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1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2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4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6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7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9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0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" style:family="text"/>
    <style:style style:name="T10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" style:family="text"/>
    <style:style style:name="T10_11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" style:family="text"/>
    <style:style style:name="T10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1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7" style:family="text"/>
    <style:style style:name="T11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0" style:family="text"/>
    <style:style style:name="T11_11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3" style:family="text"/>
    <style:style style:name="T11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4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4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" style:family="text">
      <style:text-properties fo:font-weight="bold" style:font-weight-asian="bold" style:font-weight-complex="bold"/>
    </style:style>
    <style:style style:name="T14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1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2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6" style:family="text"/>
    <style:style style:name="T14_3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4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6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7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5" style:family="text"/>
    <style:style style:name="T14_8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8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5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6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7" style:family="text"/>
    <style:style style:name="T16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10" style:family="text"/>
    <style:style style:name="T16_11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13" style:family="text"/>
    <style:style style:name="T16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top="0cm" fo:margin-bottom="0cm" fo:margin-left="1.27cm" style:writing-mode="lr-tb"/>
    </style:style>
    <style:style style:name="T17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7" style:family="text"/>
    <style:style style:name="T17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10" style:family="text"/>
    <style:style style:name="T17_11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13" style:family="text"/>
    <style:style style:name="T17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</office:automatic-styles>
  <office:body>
    <office:text>
      <text:p text:style-name="P1"><text:span text:style-name="T1_1">Zgryźliwy</text:span><text:span text:style-name="T1_2"><text:s/></text:span><text:span text:style-name="T1_3">Tetryk</text:span><text:span text:style-name="T1_4"><text:s/></text:span><text:span text:style-name="T1_5">Poleca</text:span></text:p>
      <text:p text:style-name="P2"><text:span text:style-name="T2_1">Przegląd</text:span><text:span text:style-name="T2_2"><text:s/></text:span><text:span text:style-name="T2_3">Gier</text:span><text:span text:style-name="T2_4"><text:s/></text:span><text:span text:style-name="T2_5">Przedpotopowych</text:span></text:p>
      <text:p text:style-name="P3"><text:span text:style-name="T3_1">Część</text:span><text:span text:style-name="T3_2"><text:s/>12</text:span></text:p>
      <text:p text:style-name="P4"/>
      <text:p text:style-name="P5"><text:span text:style-name="T5_1">Przyznam</text:span><text:span text:style-name="T5_2"><text:s/></text:span><text:span text:style-name="T5_3">szczerze</text:span><text:span text:style-name="T5_4">,<text:s/></text:span><text:span text:style-name="T5_5">iż</text:span><text:span text:style-name="T5_6"><text:s/></text:span><text:span text:style-name="T5_7">tym</text:span><text:span text:style-name="T5_8"><text:s/></text:span><text:span text:style-name="T5_9">razem</text:span><text:span text:style-name="T5_10"><text:s/></text:span><text:span text:style-name="T5_11">zabrakło</text:span><text:span text:style-name="T5_12"><text:s/></text:span><text:span text:style-name="T5_13">mi</text:span><text:span text:style-name="T5_14"><text:s/></text:span><text:span text:style-name="T5_15">pomysłu</text:span><text:span text:style-name="T5_16"><text:s/></text:span><text:span text:style-name="T5_17">na</text:span><text:span text:style-name="T5_18"><text:s/></text:span><text:span text:style-name="T5_19">krótką</text:span><text:span text:style-name="T5_20"><text:s/></text:span><text:span text:style-name="T5_21">a</text:span><text:span text:style-name="T5_22"><text:s/></text:span><text:span text:style-name="T5_23">chwytliwą</text:span><text:span text:style-name="T5_24"><text:s/></text:span><text:span text:style-name="T5_25">wejściówkę</text:span><text:span text:style-name="T5_26">,<text:s/></text:span><text:span text:style-name="T5_27">więc</text:span><text:span text:style-name="T5_28"><text:s/></text:span><text:span text:style-name="T5_29">nie</text:span><text:span text:style-name="T5_30"><text:s/></text:span><text:span text:style-name="T5_31">zawracając</text:span><text:span text:style-name="T5_32"><text:s/></text:span><text:span text:style-name="T5_33">sobie</text:span><text:span text:style-name="T5_34"><text:s/></text:span><text:span text:style-name="T5_35">nią</text:span><text:span text:style-name="T5_36"><text:s/></text:span><text:span text:style-name="T5_37">głowy</text:span><text:span text:style-name="T5_38">,<text:s/></text:span><text:span text:style-name="T5_39">od</text:span><text:span text:style-name="T5_40"><text:s/></text:span><text:span text:style-name="T5_41">razu</text:span><text:span text:style-name="T5_42"><text:s/></text:span><text:span text:style-name="T5_43">przejdę</text:span><text:span text:style-name="T5_44"><text:s/></text:span><text:span text:style-name="T5_45">do</text:span><text:span text:style-name="T5_46"><text:s/></text:span><text:span text:style-name="T5_47">opisu</text:span><text:span text:style-name="T5_48"><text:s/></text:span><text:span text:style-name="T5_49">kolejnych</text:span><text:span text:style-name="T5_50"><text:s/></text:span><text:span text:style-name="T5_51">reliktów</text:span><text:span text:style-name="T5_52">.</text:span></text:p>
      <text:p text:style-name="P6"/>
      <text:list text:style-name="LS1" xml:id="list0">
        <text:list-item>
          <text:p text:style-name="P7"><text:span text:style-name="T7_1">“</text:span><text:span text:style-name="T7_2">Die</text:span><text:span text:style-name="T7_3"><text:s/></text:span><text:span text:style-name="T7_4">by</text:span><text:span text:style-name="T7_5"><text:s/></text:span><text:span text:style-name="T7_6">the</text:span><text:span text:style-name="T7_7"><text:s/></text:span><text:span text:style-name="T7_8">Sword</text:span><text:span text:style-name="T7_9">”</text:span></text:p>
        </text:list-item>
      </text:list>
      <text:p text:style-name="P8"><text:span text:style-name="T8_1">Kiedy</text:span><text:span text:style-name="T8_2"><text:s/></text:span><text:span text:style-name="T8_3">w</text:span><text:span text:style-name="T8_4"><text:s/></text:span><text:span text:style-name="T8_5">poprzednim</text:span><text:span text:style-name="T8_6"><text:s/></text:span><text:span text:style-name="T8_7">numerze</text:span><text:span text:style-name="T8_8"><text:s/></text:span><text:span text:style-name="T8_9">zachwiałem</text:span><text:span text:style-name="T8_10"><text:s/></text:span><text:span text:style-name="T8_11">żelazną</text:span><text:span text:style-name="T8_12"><text:s/></text:span><text:span text:style-name="T8_13">dotąd</text:span><text:span text:style-name="T8_14"><text:s/></text:span><text:span text:style-name="T8_15">chronologią</text:span><text:span text:style-name="T8_16"><text:s/></text:span><text:span text:style-name="T8_17">opisywanych</text:span><text:span text:style-name="T8_18"><text:s/></text:span><text:span text:style-name="T8_19">gier</text:span><text:span text:style-name="T8_20">,<text:s/></text:span><text:span text:style-name="T8_21">był</text:span><text:span text:style-name="T8_22"><text:s/></text:span><text:span text:style-name="T8_23">to</text:span><text:span text:style-name="T8_24"><text:s/></text:span><text:span text:style-name="T8_25">zwyczajny</text:span><text:span text:style-name="T8_26"><text:s/></text:span><text:span text:style-name="T8_27">przypadek</text:span><text:span text:style-name="T8_28">.<text:s/></text:span><text:span text:style-name="T8_29">Tym</text:span><text:span text:style-name="T8_30"><text:s/></text:span><text:span text:style-name="T8_31">razem</text:span><text:span text:style-name="T8_32"><text:s/></text:span><text:span text:style-name="T8_33">zdecydowałem</text:span><text:span text:style-name="T8_34"><text:s/></text:span><text:span text:style-name="T8_35">się</text:span><text:span text:style-name="T8_36"><text:s/></text:span><text:span text:style-name="T8_37">na</text:span><text:span text:style-name="T8_38"><text:s/></text:span><text:span text:style-name="T8_39">to</text:span><text:span text:style-name="T8_40"><text:s/></text:span><text:span text:style-name="T8_41">celowo</text:span><text:span text:style-name="T8_42"><text:s/></text:span><text:span text:style-name="T8_43">i</text:span><text:span text:style-name="T8_44"><text:s/></text:span><text:span text:style-name="T8_45">zanim</text:span><text:span text:style-name="T8_46"><text:s/></text:span><text:span text:style-name="T8_47">przejdziemy</text:span><text:span text:style-name="T8_48"><text:s/></text:span><text:span text:style-name="T8_49">do</text:span><text:span text:style-name="T8_50"><text:s/></text:span><text:span text:style-name="T8_51">czegoś</text:span><text:span text:style-name="T8_52"><text:s/></text:span><text:span text:style-name="T8_53">starszego</text:span><text:span text:style-name="T8_54">,<text:s/></text:span><text:span text:style-name="T8_55">wybiegniemy</text:span><text:span text:style-name="T8_56"><text:s/></text:span><text:span text:style-name="T8_57">aż</text:span><text:span text:style-name="T8_58"><text:s/></text:span><text:span text:style-name="T8_59">do</text:span><text:span text:style-name="T8_60"><text:s/></text:span><text:span text:style-name="T8_61">roku</text:span><text:span text:style-name="T8_62"><text:s/>1998.<text:s/></text:span><text:span text:style-name="T8_63">Właśnie</text:span><text:span text:style-name="T8_64"><text:s/></text:span><text:span text:style-name="T8_65">wtedy</text:span><text:span text:style-name="T8_66"><text:s/></text:span><text:span text:style-name="T8_67">Tantrum</text:span><text:span text:style-name="T8_68"><text:s/></text:span><text:span text:style-name="T8_69">Enterprises</text:span><text:span text:style-name="T8_70"><text:s/></text:span><text:span text:style-name="T8_71">wypuściło</text:span><text:span text:style-name="T8_72"><text:s/></text:span><text:span text:style-name="T8_73">mocno</text:span><text:span text:style-name="T8_74"><text:s/></text:span><text:span text:style-name="T8_75">w</text:span><text:span text:style-name="T8_76"><text:s/></text:span><text:span text:style-name="T8_77">mojej</text:span><text:span text:style-name="T8_78"><text:s/></text:span><text:span text:style-name="T8_79">opinii</text:span><text:span text:style-name="T8_80"><text:s/></text:span><text:span text:style-name="T8_81">niedocenioną</text:span><text:span text:style-name="T8_82"><text:s/></text:span><text:span text:style-name="T8_83">grę</text:span><text:span text:style-name="T8_84"><text:s/>„</text:span><text:span text:style-name="T8_85">Die</text:span><text:span text:style-name="T8_86"><text:s/></text:span><text:span text:style-name="T8_87">by</text:span><text:span text:style-name="T8_88"><text:s/></text:span><text:span text:style-name="T8_89">the</text:span><text:span text:style-name="T8_90"><text:s/></text:span><text:span text:style-name="T8_91">Sword</text:span><text:span text:style-name="T8_92">”.<text:s/></text:span><text:span text:style-name="T8_93">Na</text:span><text:span text:style-name="T8_94"><text:s/></text:span><text:span text:style-name="T8_95">czym</text:span><text:span text:style-name="T8_96"><text:s/></text:span><text:span text:style-name="T8_97">rzecz</text:span><text:span text:style-name="T8_98"><text:s/></text:span><text:span text:style-name="T8_99">polegała</text:span><text:span text:style-name="T8_100">?<text:s/></text:span><text:span text:style-name="T8_101">Cóż</text:span><text:span text:style-name="T8_102">,<text:s/></text:span><text:span text:style-name="T8_103">jest</text:span><text:span text:style-name="T8_104"><text:s/></text:span><text:span text:style-name="T8_105">to</text:span><text:span text:style-name="T8_106"><text:s/></text:span><text:span text:style-name="T8_107">jeden</text:span><text:span text:style-name="T8_108"><text:s/></text:span><text:span text:style-name="T8_109">z</text:span><text:span text:style-name="T8_110"><text:s/></text:span><text:span text:style-name="T8_111">przykładów</text:span><text:span text:style-name="T8_112">,<text:s/></text:span><text:span text:style-name="T8_113">gdzie</text:span><text:span text:style-name="T8_114"><text:s/></text:span><text:span text:style-name="T8_115">tytuł</text:span><text:span text:style-name="T8_116"><text:s/></text:span><text:span text:style-name="T8_117">mówi</text:span><text:span text:style-name="T8_118"><text:s/></text:span><text:span text:style-name="T8_119">praktycznie</text:span><text:span text:style-name="T8_120"><text:s/></text:span><text:span text:style-name="T8_121">wszystko</text:span><text:span text:style-name="T8_122"><text:s/>–<text:s/></text:span><text:span text:style-name="T8_123">kwintesencją</text:span><text:span text:style-name="T8_124"><text:s/></text:span><text:span text:style-name="T8_125">gry</text:span><text:span text:style-name="T8_126"><text:s/></text:span><text:span text:style-name="T8_127">była</text:span><text:span text:style-name="T8_128"><text:s/></text:span><text:span text:style-name="T8_129">śmierć</text:span><text:span text:style-name="T8_130"><text:s/></text:span><text:span text:style-name="T8_131">od</text:span><text:span text:style-name="T8_132"><text:s/></text:span><text:span text:style-name="T8_133">miecza</text:span><text:span text:style-name="T8_134">.<text:s/></text:span><text:span text:style-name="T8_135">Dokładniej</text:span><text:span text:style-name="T8_136"><text:s/></text:span><text:span text:style-name="T8_137">zaś</text:span><text:span text:style-name="T8_138"><text:s/></text:span><text:span text:style-name="T8_139">rozdzielanie</text:span><text:span text:style-name="T8_140"><text:s/></text:span><text:span text:style-name="T8_141">jej</text:span><text:span text:style-name="T8_142"><text:s/></text:span><text:span text:style-name="T8_143">na</text:span><text:span text:style-name="T8_144"><text:s/></text:span><text:span text:style-name="T8_145">prawo</text:span><text:span text:style-name="T8_146"><text:s/></text:span><text:span text:style-name="T8_147">i</text:span><text:span text:style-name="T8_148"><text:s/></text:span><text:span text:style-name="T8_149">lewo</text:span><text:span text:style-name="T8_150"><text:s/></text:span><text:span text:style-name="T8_151">pośród</text:span><text:span text:style-name="T8_152"><text:s/></text:span><text:span text:style-name="T8_153">atakującego</text:span><text:span text:style-name="T8_154"><text:s/></text:span><text:span text:style-name="T8_155">nas</text:span><text:span text:style-name="T8_156"><text:s/></text:span><text:span text:style-name="T8_157">różnorakiego</text:span><text:span text:style-name="T8_158"><text:s/></text:span><text:span text:style-name="T8_159">plugastwa</text:span><text:span text:style-name="T8_160">.<text:s/></text:span><text:span text:style-name="T8_161">Powiecie</text:span><text:span text:style-name="T8_162"><text:s/>–<text:s/></text:span><text:span text:style-name="T8_163">nic</text:span><text:span text:style-name="T8_164"><text:s/></text:span><text:span text:style-name="T8_165">nowego</text:span><text:span text:style-name="T8_166">!<text:s/></text:span><text:span text:style-name="T8_167">Była</text:span><text:span text:style-name="T8_168"><text:s/></text:span><text:span text:style-name="T8_169">masa</text:span><text:span text:style-name="T8_170"><text:s/></text:span><text:span text:style-name="T8_171">takich</text:span><text:span text:style-name="T8_172"><text:s/></text:span><text:span text:style-name="T8_173">gier</text:span><text:span text:style-name="T8_174">!<text:s/></text:span><text:span text:style-name="T8_175">Cóż</text:span><text:span text:style-name="T8_176">,<text:s/></text:span><text:span text:style-name="T8_177">trudno</text:span><text:span text:style-name="T8_178"><text:s/></text:span><text:span text:style-name="T8_179">się</text:span><text:span text:style-name="T8_180"><text:s/></text:span><text:span text:style-name="T8_181">z</text:span><text:span text:style-name="T8_182"><text:s/></text:span><text:span text:style-name="T8_183">tym</text:span><text:span text:style-name="T8_184"><text:s/></text:span><text:span text:style-name="T8_185">nie</text:span><text:span text:style-name="T8_186"><text:s/></text:span><text:span text:style-name="T8_187">zgodzić</text:span><text:span text:style-name="T8_188">,<text:s/></text:span><text:span text:style-name="T8_189">jednak</text:span><text:span text:style-name="T8_190"><text:s/></text:span><text:span text:style-name="T8_191">ta</text:span><text:span text:style-name="T8_192"><text:s/></text:span><text:span text:style-name="T8_193">opisywana</text:span><text:span text:style-name="T8_194"><text:s/></text:span><text:span text:style-name="T8_195">miała</text:span><text:span text:style-name="T8_196"><text:s/></text:span><text:span text:style-name="T8_197">w</text:span><text:span text:style-name="T8_198"><text:s/></text:span><text:span text:style-name="T8_199">sobie</text:span><text:span text:style-name="T8_200"><text:s/></text:span><text:span text:style-name="T8_201">coś</text:span><text:span text:style-name="T8_202"><text:s/></text:span><text:span text:style-name="T8_203">nowego</text:span><text:span text:style-name="T8_204">.<text:s/></text:span><text:span text:style-name="T8_205">Mam</text:span><text:span text:style-name="T8_206"><text:s/></text:span><text:span text:style-name="T8_207">tu</text:span><text:span text:style-name="T8_208"><text:s/></text:span><text:span text:style-name="T8_209">na</text:span><text:span text:style-name="T8_210"><text:s/></text:span><text:span text:style-name="T8_211">myśli</text:span><text:span text:style-name="T8_212"><text:s/></text:span><text:span text:style-name="T8_213">niecodzienny</text:span><text:span text:style-name="T8_214"><text:s/></text:span><text:span text:style-name="T8_215">system</text:span><text:span text:style-name="T8_216"><text:s/></text:span><text:span text:style-name="T8_217">sterowania</text:span><text:span text:style-name="T8_218">,<text:s/></text:span><text:span text:style-name="T8_219">który</text:span><text:span text:style-name="T8_220"><text:s/></text:span><text:span text:style-name="T8_221">potrafił</text:span><text:span text:style-name="T8_222"><text:s/></text:span><text:span text:style-name="T8_223">doprowadzić</text:span><text:span text:style-name="T8_224"><text:s/></text:span><text:span text:style-name="T8_225">początkujących</text:span><text:span text:style-name="T8_226"><text:s/></text:span><text:span text:style-name="T8_227">graczy</text:span><text:span text:style-name="T8_228"><text:s/></text:span><text:span text:style-name="T8_229">do</text:span><text:span text:style-name="T8_230"><text:s/></text:span><text:span text:style-name="T8_231">zgrzytania</text:span><text:span text:style-name="T8_232"><text:s/></text:span><text:span text:style-name="T8_233">zębami</text:span><text:span text:style-name="T8_234">,<text:s/></text:span><text:span text:style-name="T8_235">rzucania</text:span><text:span text:style-name="T8_236"><text:s/></text:span><text:span text:style-name="T8_237">klawiaturą</text:span><text:span text:style-name="T8_238"><text:s/></text:span><text:span text:style-name="T8_239">i</text:span><text:span text:style-name="T8_240"><text:s/></text:span><text:span text:style-name="T8_241">używania</text:span><text:span text:style-name="T8_242"><text:s/></text:span><text:span text:style-name="T8_243">w</text:span><text:span text:style-name="T8_244"><text:s/></text:span><text:span text:style-name="T8_245">wypowiedziach</text:span><text:span text:style-name="T8_246"><text:s/></text:span><text:span text:style-name="T8_247">słów</text:span><text:span text:style-name="T8_248"><text:s/></text:span><text:span text:style-name="T8_249">krótkich</text:span><text:span text:style-name="T8_250">,<text:s/></text:span><text:span text:style-name="T8_251">dźwięcznych</text:span><text:span text:style-name="T8_252"><text:s/></text:span><text:span text:style-name="T8_253">i</text:span><text:span text:style-name="T8_254"><text:s/></text:span><text:span text:style-name="T8_255">niezbyt</text:span><text:span text:style-name="T8_256"><text:s/></text:span><text:span text:style-name="T8_257">akceptowalnych</text:span><text:span text:style-name="T8_258"><text:s/></text:span><text:span text:style-name="T8_259">w</text:span><text:span text:style-name="T8_260"><text:s/></text:span><text:span text:style-name="T8_261">większym</text:span><text:span text:style-name="T8_262"><text:s/></text:span><text:span text:style-name="T8_263">towarzystwie</text:span><text:span text:style-name="T8_264">.<text:s/></text:span><text:span text:style-name="T8_265">Cały</text:span><text:span text:style-name="T8_266"><text:s/></text:span><text:span text:style-name="T8_267">problem</text:span><text:span text:style-name="T8_268"><text:s/></text:span><text:span text:style-name="T8_269">polegał</text:span><text:span text:style-name="T8_270"><text:s/></text:span><text:span text:style-name="T8_271">na</text:span><text:span text:style-name="T8_272"><text:s/></text:span><text:span text:style-name="T8_273">tym</text:span><text:span text:style-name="T8_274">,<text:s/></text:span><text:span text:style-name="T8_275">iż</text:span><text:span text:style-name="T8_276"><text:s/></text:span><text:span text:style-name="T8_277">poszczególne</text:span><text:span text:style-name="T8_278"><text:s/></text:span><text:span text:style-name="T8_279">ciosy</text:span><text:span text:style-name="T8_280">,<text:s/></text:span><text:span text:style-name="T8_281">bloki</text:span><text:span text:style-name="T8_282"><text:s/></text:span><text:span text:style-name="T8_283">czy</text:span><text:span text:style-name="T8_284"><text:s/></text:span><text:span text:style-name="T8_285">ich</text:span><text:span text:style-name="T8_286"><text:s/></text:span><text:span text:style-name="T8_287">kombinacje</text:span><text:span text:style-name="T8_288"><text:s/></text:span><text:span text:style-name="T8_289">nie</text:span><text:span text:style-name="T8_290"><text:s/></text:span><text:span text:style-name="T8_291">miały</text:span><text:span text:style-name="T8_292"><text:s/></text:span><text:span text:style-name="T8_293">przypisanych</text:span><text:span text:style-name="T8_294"><text:s/></text:span><text:span text:style-name="T8_295">sobie</text:span><text:span text:style-name="T8_296"><text:s/></text:span><text:span text:style-name="T8_297">pojedynczych</text:span><text:span text:style-name="T8_298"><text:s/></text:span><text:span text:style-name="T8_299">klawiszy</text:span><text:span text:style-name="T8_300">.<text:s/></text:span><text:span text:style-name="T8_301">Na</text:span><text:span text:style-name="T8_302"><text:s/></text:span><text:span text:style-name="T8_303">przykład</text:span><text:span text:style-name="T8_304">:<text:s/></text:span><text:span text:style-name="T8_305">kiedy</text:span><text:span text:style-name="T8_306"><text:s/></text:span><text:span text:style-name="T8_307">graliśmy</text:span><text:span text:style-name="T8_308"><text:s/></text:span><text:span text:style-name="T8_309">za</text:span><text:span text:style-name="T8_310"><text:s/></text:span><text:span text:style-name="T8_311">pomocą</text:span><text:span text:style-name="T8_312"><text:s/></text:span><text:span text:style-name="T8_313">klawiatury</text:span><text:span text:style-name="T8_314"><text:s/></text:span><text:span text:style-name="T8_315">numerycznej</text:span><text:span text:style-name="T8_316"><text:s/>(</text:span><text:span text:style-name="T8_317">można</text:span><text:span text:style-name="T8_318"><text:s/></text:span><text:span text:style-name="T8_319">było</text:span><text:span text:style-name="T8_320"><text:s/></text:span><text:span text:style-name="T8_321">używać</text:span><text:span text:style-name="T8_322"><text:s/></text:span><text:span text:style-name="T8_323">też</text:span><text:span text:style-name="T8_324"><text:s/></text:span><text:span text:style-name="T8_325">myszy</text:span><text:span text:style-name="T8_326"><text:s/></text:span><text:span text:style-name="T8_327">lub</text:span><text:span text:style-name="T8_328"><text:s/></text:span><text:span text:style-name="T8_329">joysticka</text:span><text:span text:style-name="T8_330">),<text:s/></text:span><text:span text:style-name="T8_331">to</text:span><text:span text:style-name="T8_332"><text:s/></text:span><text:span text:style-name="T8_333">żeby</text:span><text:span text:style-name="T8_334"><text:s/></text:span><text:span text:style-name="T8_335">dokonać</text:span><text:span text:style-name="T8_336"><text:s/></text:span><text:span text:style-name="T8_337">popisowej</text:span><text:span text:style-name="T8_338"><text:s/></text:span><text:span text:style-name="T8_339">dekapitacji</text:span><text:span text:style-name="T8_340">,<text:s/></text:span><text:span text:style-name="T8_341">należało</text:span><text:span text:style-name="T8_342"><text:s/></text:span><text:span text:style-name="T8_343">wcisnąć</text:span><text:span text:style-name="T8_344"><text:s/></text:span><text:span text:style-name="T8_345">kolejno</text:span><text:span text:style-name="T8_346"><text:s/></text:span><text:span text:style-name="T8_347">przyciski</text:span><text:span text:style-name="T8_348"><text:s/>„4”<text:s/></text:span><text:span text:style-name="T8_349">i</text:span><text:span text:style-name="T8_350"><text:s/>„6”.<text:s/></text:span><text:span text:style-name="T8_351">Gdy</text:span><text:span text:style-name="T8_352"><text:s/></text:span><text:span text:style-name="T8_353">to</text:span><text:span text:style-name="T8_354"><text:s/></text:span><text:span text:style-name="T8_355">uczyniliśmy</text:span><text:span text:style-name="T8_356">,<text:s/></text:span><text:span text:style-name="T8_357">nasz</text:span><text:span text:style-name="T8_358"><text:s/></text:span><text:span text:style-name="T8_359">dzielny</text:span><text:span text:style-name="T8_360"><text:s/></text:span><text:span text:style-name="T8_361">wojownik</text:span><text:span text:style-name="T8_362"><text:s/></text:span><text:span text:style-name="T8_363">wykonywał</text:span><text:span text:style-name="T8_364"><text:s/></text:span><text:span text:style-name="T8_365">poziome</text:span><text:span text:style-name="T8_366"><text:s/></text:span><text:span text:style-name="T8_367">cięcie</text:span><text:span text:style-name="T8_368">,<text:s/></text:span><text:span text:style-name="T8_369">które</text:span><text:span text:style-name="T8_370"><text:s/></text:span><text:span text:style-name="T8_371">przy</text:span><text:span text:style-name="T8_372"><text:s/></text:span><text:span text:style-name="T8_373">pewnej</text:span><text:span text:style-name="T8_374"><text:s/></text:span><text:span text:style-name="T8_375">dozie</text:span><text:span text:style-name="T8_376"><text:s/></text:span><text:span text:style-name="T8_377">szczęścia</text:span><text:span text:style-name="T8_378"><text:s/></text:span><text:span text:style-name="T8_379">mogło</text:span><text:span text:style-name="T8_380"><text:s/></text:span><text:span text:style-name="T8_381">ściąć</text:span><text:span text:style-name="T8_382"><text:s/></text:span><text:span text:style-name="T8_383">wraży</text:span><text:span text:style-name="T8_384"><text:s/></text:span><text:span text:style-name="T8_385">łeb</text:span><text:span text:style-name="T8_386">.<text:s/></text:span><text:span text:style-name="T8_387">Uogólniając</text:span><text:span text:style-name="T8_388"><text:s/></text:span><text:span text:style-name="T8_389">jeszcze</text:span><text:span text:style-name="T8_390"><text:s/></text:span><text:span text:style-name="T8_391">bardziej</text:span><text:span text:style-name="T8_392"><text:s/>–<text:s/></text:span><text:span text:style-name="T8_393">miecz</text:span><text:span text:style-name="T8_394"><text:s/></text:span><text:span text:style-name="T8_395">znajdował</text:span><text:span text:style-name="T8_396"><text:s/></text:span><text:span text:style-name="T8_397">się</text:span><text:span text:style-name="T8_398"><text:s/></text:span><text:span text:style-name="T8_399">tam</text:span><text:span text:style-name="T8_400">,<text:s/></text:span><text:span text:style-name="T8_401">gdzie</text:span><text:span text:style-name="T8_402"><text:s/></text:span><text:span text:style-name="T8_403">go</text:span><text:span text:style-name="T8_404"><text:s/></text:span><text:span text:style-name="T8_405">naszymi</text:span><text:span text:style-name="T8_406"><text:s/></text:span><text:span text:style-name="T8_407">ruchami</text:span><text:span text:style-name="T8_408"><text:s/></text:span><text:span text:style-name="T8_409">umieściliśmy</text:span><text:span text:style-name="T8_410">.<text:s/></text:span><text:span text:style-name="T8_411">Trzeba</text:span><text:span text:style-name="T8_412"><text:s/></text:span><text:span text:style-name="T8_413">przyznać</text:span><text:span text:style-name="T8_414">,<text:s/></text:span><text:span text:style-name="T8_415">iż</text:span><text:span text:style-name="T8_416"><text:s/></text:span><text:span text:style-name="T8_417">pierwsze</text:span><text:span text:style-name="T8_418"><text:s/></text:span><text:span text:style-name="T8_419">spotkania</text:span><text:span text:style-name="T8_420"><text:s/></text:span><text:span text:style-name="T8_421">z</text:span><text:span text:style-name="T8_422"><text:s/></text:span><text:span text:style-name="T8_423">grą</text:span><text:span text:style-name="T8_424"><text:s/></text:span><text:span text:style-name="T8_425">bywały</text:span><text:span text:style-name="T8_426"><text:s/></text:span><text:span text:style-name="T8_427">nieco</text:span><text:span text:style-name="T8_428">…<text:s/></text:span><text:span text:style-name="T8_429">chaotyczne</text:span><text:span text:style-name="T8_430">,<text:s/></text:span><text:span text:style-name="T8_431">zanim</text:span><text:span text:style-name="T8_432"><text:s/></text:span><text:span text:style-name="T8_433">gracze</text:span><text:span text:style-name="T8_434"><text:s/></text:span><text:span text:style-name="T8_435">zorientowali</text:span><text:span text:style-name="T8_436"><text:s/></text:span><text:span text:style-name="T8_437">się</text:span><text:span text:style-name="T8_438">,<text:s/></text:span><text:span text:style-name="T8_439">co</text:span><text:span text:style-name="T8_440"><text:s/></text:span><text:span text:style-name="T8_441">i</text:span><text:span text:style-name="T8_442"><text:s/></text:span><text:span text:style-name="T8_443">jak</text:span><text:span text:style-name="T8_444">.<text:s/></text:span><text:span text:style-name="T8_445">System</text:span><text:span text:style-name="T8_446"><text:s/></text:span><text:span text:style-name="T8_447">nie</text:span><text:span text:style-name="T8_448"><text:s/></text:span><text:span text:style-name="T8_449">był</text:span><text:span text:style-name="T8_450"><text:s/></text:span><text:span text:style-name="T8_451">łatwy</text:span><text:span text:style-name="T8_452">,<text:s/></text:span><text:span text:style-name="T8_453">ale</text:span><text:span text:style-name="T8_454"><text:s/></text:span><text:span text:style-name="T8_455">na</text:span><text:span text:style-name="T8_456"><text:s/></text:span><text:span text:style-name="T8_457">pewno</text:span><text:span text:style-name="T8_458"><text:s/></text:span><text:span text:style-name="T8_459">warto</text:span><text:span text:style-name="T8_460"><text:s/></text:span><text:span text:style-name="T8_461">było</text:span><text:span text:style-name="T8_462"><text:s/></text:span><text:span text:style-name="T8_463">go</text:span><text:span text:style-name="T8_464"><text:s/></text:span><text:span text:style-name="T8_465">opanować</text:span><text:span text:style-name="T8_466"><text:s/>–<text:s/></text:span><text:span text:style-name="T8_467">możliwość</text:span><text:span text:style-name="T8_468"><text:s/></text:span><text:span text:style-name="T8_469">biegu</text:span><text:span text:style-name="T8_470"><text:s/></text:span><text:span text:style-name="T8_471">czy</text:span><text:span text:style-name="T8_472"><text:s/></text:span><text:span text:style-name="T8_473">skoku</text:span><text:span text:style-name="T8_474"><text:s/></text:span><text:span text:style-name="T8_475">przy</text:span><text:span text:style-name="T8_476"><text:s/></text:span><text:span text:style-name="T8_477">jednoczesnym</text:span><text:span text:style-name="T8_478"><text:s/></text:span><text:span text:style-name="T8_479">rozdawaniu</text:span><text:span text:style-name="T8_480"><text:s/></text:span><text:span text:style-name="T8_481">ciosów</text:span><text:span text:style-name="T8_482"><text:s/></text:span><text:span text:style-name="T8_483">mieczem</text:span><text:span text:style-name="T8_484"><text:s/></text:span><text:span text:style-name="T8_485">była</text:span><text:span text:style-name="T8_486"><text:s/></text:span><text:span text:style-name="T8_487">naprawdę</text:span><text:span text:style-name="T8_488"><text:s/></text:span><text:span text:style-name="T8_489">bardzo</text:span><text:span text:style-name="T8_490"><text:s/></text:span><text:span text:style-name="T8_491">kusząca</text:span><text:span text:style-name="T8_492">.<text:s/></text:span><text:span text:style-name="T8_493">Pamiętajcie</text:span><text:span text:style-name="T8_494"><text:s/></text:span><text:span text:style-name="T8_495">proszę</text:span><text:span text:style-name="T8_496">,<text:s/></text:span><text:span text:style-name="T8_497">że</text:span><text:span text:style-name="T8_498"><text:s/></text:span><text:span text:style-name="T8_499">mowa</text:span><text:span text:style-name="T8_500"><text:s/></text:span><text:span text:style-name="T8_501">tu</text:span><text:span text:style-name="T8_502"><text:s/></text:span><text:span text:style-name="T8_503">o</text:span><text:span text:style-name="T8_504"><text:s/></text:span><text:span text:style-name="T8_505">grze</text:span><text:span text:style-name="T8_506"><text:s/></text:span><text:span text:style-name="T8_507">sprzed</text:span><text:span text:style-name="T8_508"><text:s/>18<text:s/></text:span><text:span text:style-name="T8_509">lat</text:span><text:span text:style-name="T8_510"><text:s/>–<text:s/></text:span><text:span text:style-name="T8_511">wtedy</text:span><text:span text:style-name="T8_512"><text:s/></text:span><text:span text:style-name="T8_513">takie</text:span><text:span text:style-name="T8_514"><text:s/></text:span><text:span text:style-name="T8_515">rozwiązanie</text:span><text:span text:style-name="T8_516"><text:s/></text:span><text:span text:style-name="T8_517">było</text:span><text:span text:style-name="T8_518"><text:s/></text:span><text:span text:style-name="T8_519">naprawdę</text:span><text:span text:style-name="T8_520"><text:s/></text:span><text:span text:style-name="T8_521">rewolucyjne</text:span><text:span text:style-name="T8_522">.<text:s/></text:span><text:span text:style-name="T8_523">Dodać</text:span><text:span text:style-name="T8_524"><text:s/></text:span><text:span text:style-name="T8_525">do</text:span><text:span text:style-name="T8_526"><text:s/></text:span><text:span text:style-name="T8_527">tego</text:span><text:span text:style-name="T8_528"><text:s/></text:span><text:span text:style-name="T8_529">należy</text:span><text:span text:style-name="T8_530"><text:s/></text:span><text:span text:style-name="T8_531">świetną</text:span><text:span text:style-name="T8_532"><text:s/></text:span><text:span text:style-name="T8_533">jak</text:span><text:span text:style-name="T8_534"><text:s/></text:span><text:span text:style-name="T8_535">na</text:span><text:span text:style-name="T8_536"><text:s/></text:span><text:span text:style-name="T8_537">ten</text:span><text:span text:style-name="T8_538"><text:s/></text:span><text:span text:style-name="T8_539">czas</text:span><text:span text:style-name="T8_540"><text:s/></text:span><text:span text:style-name="T8_541">grafikę</text:span><text:span text:style-name="T8_542"><text:s/></text:span><text:span text:style-name="T8_543">i</text:span><text:span text:style-name="T8_544"><text:s/></text:span><text:span text:style-name="T8_545">niezłą</text:span><text:span text:style-name="T8_546"><text:s/></text:span><text:span text:style-name="T8_547">muzykę</text:span><text:span text:style-name="T8_548">.<text:s/></text:span><text:span text:style-name="T8_549">Grywalność</text:span><text:span text:style-name="T8_550"><text:s/></text:span><text:span text:style-name="T8_551">również</text:span><text:span text:style-name="T8_552"><text:s/></text:span><text:span text:style-name="T8_553">była</text:span><text:span text:style-name="T8_554"><text:s/></text:span><text:span text:style-name="T8_555">bez</text:span><text:span text:style-name="T8_556"><text:s/></text:span><text:span text:style-name="T8_557">zarzutu</text:span><text:span text:style-name="T8_558"><text:s/>–<text:s/></text:span><text:span text:style-name="T8_559">szczególnie</text:span><text:span text:style-name="T8_560"><text:s/></text:span><text:span text:style-name="T8_561">że</text:span><text:span text:style-name="T8_562"><text:s/></text:span><text:span text:style-name="T8_563">atakującym</text:span><text:span text:style-name="T8_564"><text:s/></text:span><text:span text:style-name="T8_565">nas</text:span><text:span text:style-name="T8_566"><text:s/></text:span><text:span text:style-name="T8_567">potworom</text:span><text:span text:style-name="T8_568"><text:s/></text:span><text:span text:style-name="T8_569">mogliśmy</text:span><text:span text:style-name="T8_570"><text:s/></text:span><text:span text:style-name="T8_571">ucinać</text:span><text:span text:style-name="T8_572"><text:s/></text:span><text:span text:style-name="T8_573">łebki</text:span><text:span text:style-name="T8_574">,<text:s/></text:span><text:span text:style-name="T8_575">rączki</text:span><text:span text:style-name="T8_576"><text:s/></text:span><text:span text:style-name="T8_577">i</text:span><text:span text:style-name="T8_578"><text:s/></text:span><text:span text:style-name="T8_579">nóżki</text:span><text:span text:style-name="T8_580">,<text:s/></text:span><text:span text:style-name="T8_581">więc</text:span><text:span text:style-name="T8_582"><text:s/></text:span><text:span text:style-name="T8_583">monotonii</text:span><text:span text:style-name="T8_584"><text:s/></text:span><text:span text:style-name="T8_585">się</text:span><text:span text:style-name="T8_586"><text:s/></text:span><text:span text:style-name="T8_587">nie</text:span><text:span text:style-name="T8_588"><text:s/></text:span><text:span text:style-name="T8_589">uświadczyło</text:span><text:span text:style-name="T8_590">.<text:s/></text:span><text:span text:style-name="T8_591">Ba</text:span><text:span text:style-name="T8_592">!<text:s/></text:span><text:span text:style-name="T8_593">Z</text:span><text:span text:style-name="T8_594"><text:s/></text:span><text:span text:style-name="T8_595">tego</text:span><text:span text:style-name="T8_596">,<text:s/></text:span><text:span text:style-name="T8_597">co</text:span><text:span text:style-name="T8_598"><text:s/></text:span><text:span text:style-name="T8_599">pamiętam</text:span><text:span text:style-name="T8_600">,<text:s/></text:span><text:span text:style-name="T8_601">dało</text:span><text:span text:style-name="T8_602"><text:s/></text:span><text:span text:style-name="T8_603">się</text:span><text:span text:style-name="T8_604"><text:s/></text:span><text:span text:style-name="T8_605">nawet</text:span><text:span text:style-name="T8_606"><text:s/></text:span><text:span text:style-name="T8_607">podnieść</text:span><text:span text:style-name="T8_608"><text:s/></text:span><text:span text:style-name="T8_609">ucięte</text:span><text:span text:style-name="T8_610"><text:s/></text:span><text:span text:style-name="T8_611">ramię</text:span><text:span text:style-name="T8_612"><text:s/></text:span><text:span text:style-name="T8_613">z</text:span><text:span text:style-name="T8_614"><text:s/></text:span><text:span text:style-name="T8_615">bronią</text:span><text:span text:style-name="T8_616"><text:s/></text:span><text:span text:style-name="T8_617">i</text:span><text:span text:style-name="T8_618"><text:s/></text:span><text:span text:style-name="T8_619">za</text:span><text:span text:style-name="T8_620"><text:s/></text:span><text:span text:style-name="T8_621">jego</text:span><text:span text:style-name="T8_622"><text:s/></text:span><text:span text:style-name="T8_623">pomocą</text:span><text:span text:style-name="T8_624"><text:s/></text:span><text:span text:style-name="T8_625">przez</text:span><text:span text:style-name="T8_626"><text:s/></text:span><text:span text:style-name="T8_627">jakiś</text:span><text:span text:style-name="T8_628"><text:s/></text:span><text:span text:style-name="T8_629">czas</text:span><text:span text:style-name="T8_630"><text:s/></text:span><text:span text:style-name="T8_631">siać</text:span><text:span text:style-name="T8_632"><text:s/></text:span><text:span text:style-name="T8_633">destrukcję</text:span><text:span text:style-name="T8_634"><text:s/>–<text:s/></text:span><text:span text:style-name="T8_635">nie</text:span><text:span text:style-name="T8_636"><text:s/></text:span><text:span text:style-name="T8_637">było</text:span><text:span text:style-name="T8_638"><text:s/></text:span><text:span text:style-name="T8_639">to</text:span><text:span text:style-name="T8_640"><text:s/></text:span><text:span text:style-name="T8_641">zbyt</text:span><text:span text:style-name="T8_642"><text:s/></text:span><text:span text:style-name="T8_643">skuteczne</text:span><text:span text:style-name="T8_644">,<text:s/></text:span><text:span text:style-name="T8_645">ale</text:span><text:span text:style-name="T8_646"><text:s/></text:span><text:span text:style-name="T8_647">na</text:span><text:span text:style-name="T8_648"><text:s/></text:span><text:span text:style-name="T8_649">pewno</text:span><text:span text:style-name="T8_650"><text:s/></text:span><text:span text:style-name="T8_651">zabawne</text:span><text:span text:style-name="T8_652">.<text:s/></text:span><text:span text:style-name="T8_653">A</text:span><text:span text:style-name="T8_654"><text:s/></text:span><text:span text:style-name="T8_655">kiedy</text:span><text:span text:style-name="T8_656"><text:s/></text:span><text:span text:style-name="T8_657">znudziło</text:span><text:span text:style-name="T8_658"><text:s/></text:span><text:span text:style-name="T8_659">nam</text:span><text:span text:style-name="T8_660"><text:s/></text:span><text:span text:style-name="T8_661">się</text:span><text:span text:style-name="T8_662"><text:s/></text:span><text:span text:style-name="T8_663">już</text:span><text:span text:style-name="T8_664"><text:s/></text:span><text:span text:style-name="T8_665">dziesiątkowanie</text:span><text:span text:style-name="T8_666"><text:s/></text:span><text:span text:style-name="T8_667">komputerowo</text:span><text:span text:style-name="T8_668"><text:s/></text:span><text:span text:style-name="T8_669">sterowanych</text:span><text:span text:style-name="T8_670"><text:s/></text:span><text:span text:style-name="T8_671">wrogów</text:span><text:span text:style-name="T8_672">,<text:s/></text:span><text:span text:style-name="T8_673">to</text:span><text:span text:style-name="T8_674"><text:s/></text:span><text:span text:style-name="T8_675">zawsze</text:span><text:span text:style-name="T8_676"><text:s/></text:span><text:span text:style-name="T8_677">pozostawała</text:span><text:span text:style-name="T8_678"><text:s/></text:span><text:span text:style-name="T8_679">nam</text:span><text:span text:style-name="T8_680"><text:s/></text:span><text:span text:style-name="T8_681">Arena</text:span><text:span text:style-name="T8_682"><text:s/>–<text:s/></text:span><text:span text:style-name="T8_683">tam</text:span><text:span text:style-name="T8_684"><text:s/></text:span><text:span text:style-name="T8_685">mogliśmy</text:span><text:span text:style-name="T8_686"><text:s/></text:span><text:span text:style-name="T8_687">mierzyć</text:span><text:span text:style-name="T8_688"><text:s/></text:span><text:span text:style-name="T8_689">się</text:span><text:span text:style-name="T8_690"><text:s/></text:span><text:span text:style-name="T8_691">z</text:span><text:span text:style-name="T8_692"><text:s/></text:span><text:span text:style-name="T8_693">czterema</text:span><text:span text:style-name="T8_694">,<text:s/></text:span><text:span text:style-name="T8_695">a</text:span><text:span text:style-name="T8_696"><text:s/></text:span><text:span text:style-name="T8_697">po</text:span><text:span text:style-name="T8_698"><text:s/></text:span><text:span text:style-name="T8_699">dodatku</text:span><text:span text:style-name="T8_700"><text:s/></text:span><text:span text:style-name="T8_701">nawet</text:span><text:span text:style-name="T8_702"><text:s/></text:span><text:span text:style-name="T8_703">z</text:span><text:span text:style-name="T8_704"><text:s/></text:span><text:span text:style-name="T8_705">dziewięcioma</text:span><text:span text:style-name="T8_706"><text:s/></text:span><text:span text:style-name="T8_707">ludzkimi</text:span><text:span text:style-name="T8_708"><text:s/></text:span><text:span text:style-name="T8_709">przeciwnikami</text:span><text:span text:style-name="T8_710">!<text:s/></text:span><text:span text:style-name="T8_711">Naprawdę</text:span><text:span text:style-name="T8_712"><text:s/></text:span><text:span text:style-name="T8_713">wspaniała</text:span><text:span text:style-name="T8_714"><text:s/></text:span><text:span text:style-name="T8_715">zabawa</text:span><text:span text:style-name="T8_716">.<text:s/></text:span><text:span text:style-name="T8_717">Do</text:span><text:span text:style-name="T8_718"><text:s/></text:span><text:span text:style-name="T8_719">dziś</text:span><text:span text:style-name="T8_720"><text:s/></text:span><text:span text:style-name="T8_721">żałuję</text:span><text:span text:style-name="T8_722">,<text:s/></text:span><text:span text:style-name="T8_723">że</text:span><text:span text:style-name="T8_724"><text:s/></text:span><text:span text:style-name="T8_725">ten</text:span><text:span text:style-name="T8_726"><text:s/></text:span><text:span text:style-name="T8_727">tytuł</text:span><text:span text:style-name="T8_728"><text:s/></text:span><text:span text:style-name="T8_729">nie</text:span><text:span text:style-name="T8_730"><text:s/></text:span><text:span text:style-name="T8_731">zyskał</text:span><text:span text:style-name="T8_732"><text:s/></text:span><text:span text:style-name="T8_733">należnej</text:span><text:span text:style-name="T8_734"><text:s/></text:span><text:span text:style-name="T8_735">mu</text:span><text:span text:style-name="T8_736"><text:s/></text:span><text:span text:style-name="T8_737">popularności</text:span><text:span text:style-name="T8_738">,<text:s/></text:span><text:span text:style-name="T8_739">bo</text:span><text:span text:style-name="T8_740"><text:s/></text:span><text:span text:style-name="T8_741">rozrywki</text:span><text:span text:style-name="T8_742"><text:s/></text:span><text:span text:style-name="T8_743">potrafi</text:span><text:span text:style-name="T8_744"><text:s/></text:span><text:span text:style-name="T8_745">dostarczyć</text:span><text:span text:style-name="T8_746"><text:s/></text:span><text:span text:style-name="T8_747">nawet</text:span><text:span text:style-name="T8_748"><text:s/></text:span><text:span text:style-name="T8_749">w</text:span><text:span text:style-name="T8_750"><text:s/></text:span><text:span text:style-name="T8_751">tych</text:span><text:span text:style-name="T8_752"><text:s/></text:span><text:span text:style-name="T8_753">czasach</text:span><text:span text:style-name="T8_754">.<text:s/></text:span><text:span text:style-name="T8_755">Spróbujcie</text:span><text:span text:style-name="T8_756"><text:s/></text:span><text:span text:style-name="T8_757">sami</text:span><text:span text:style-name="T8_758">!</text:span></text:p>
      <text:p text:style-name="P9"/>
      <text:p text:style-name="P10"><text:span text:style-name="T10_1">Link</text:span><text:span text:style-name="T10_2"><text:s/></text:span><text:span text:style-name="T10_3">do</text:span><text:span text:style-name="T10_4"><text:s/></text:span><text:span text:style-name="T10_5">obrazka</text:span><text:span text:style-name="T10_6">:<text:s/></text:span><text:span text:style-name="T10_7"><text:a xlink:type="simple" xlink:href="https://upload.wikimedia.org/wikipedia/en/8/8a/Die_by_the_Sword.jpg"><text:span text:style-name="T10_8">1</text:span></text:a></text:span><text:span text:style-name="T10_9"><text:s/></text:span><text:span text:style-name="T10_10"><text:a xlink:type="simple" xlink:href="http://www.mobygames.com/images/shots/l/18860-die-by-the-sword-windows-screenshot-arena-mode.jpg"><text:span text:style-name="T10_11">2</text:span></text:a></text:span><text:span text:style-name="T10_12"><text:s/></text:span><text:span text:style-name="T10_13"><text:a xlink:type="simple" xlink:href="https://i.ytimg.com/vi/ksuljZjVeZ0/hqdefault.jpg"><text:span text:style-name="T10_14">3</text:span></text:a></text:span></text:p>
      <text:p text:style-name="P11"><text:span text:style-name="T11_1">Link</text:span><text:span text:style-name="T11_2"><text:s/></text:span><text:span text:style-name="T11_3">do</text:span><text:span text:style-name="T11_4"><text:s/></text:span><text:span text:style-name="T11_5">źródła</text:span><text:span text:style-name="T11_6">:<text:s/></text:span><text:span text:style-name="T11_7"><text:a xlink:type="simple" xlink:href="https://en.wikipedia.org/wiki/Die_by_the_Sword"><text:span text:style-name="T11_8">1</text:span></text:a></text:span><text:span text:style-name="T11_9"><text:s/></text:span><text:span text:style-name="T11_10"><text:a xlink:type="simple" xlink:href="http://www.mobygames.com/game/windows/die-by-the-sword/screenshots/gameShotId,18860/"><text:span text:style-name="T11_11">2</text:span></text:a></text:span><text:span text:style-name="T11_12"><text:s/></text:span><text:span text:style-name="T11_13"><text:a xlink:type="simple" xlink:href="https://www.youtube.com/watch?v=ksuljZjVeZ0"><text:span text:style-name="T11_14">3</text:span></text:a></text:span></text:p>
      <text:p text:style-name="P12"/>
      <text:list text:style-name="LS1" xml:id="list1" text:continue-list="list0">
        <text:list-item>
          <text:p text:style-name="P13"><text:span text:style-name="T13_1">Worms</text:span></text:p>
        </text:list-item>
      </text:list>
      <text:p text:style-name="P14"><text:span text:style-name="T14_1">Zgodnie</text:span><text:span text:style-name="T14_2"><text:s/></text:span><text:span text:style-name="T14_3">z</text:span><text:span text:style-name="T14_4"><text:s/></text:span><text:span text:style-name="T14_5">zapowiedzią</text:span><text:span text:style-name="T14_6"><text:s/></text:span><text:span text:style-name="T14_7">cofamy</text:span><text:span text:style-name="T14_8"><text:s/></text:span><text:span text:style-name="T14_9">się</text:span><text:span text:style-name="T14_10"><text:s/></text:span><text:span text:style-name="T14_11">do</text:span><text:span text:style-name="T14_12"><text:s/></text:span><text:span text:style-name="T14_13">roku</text:span><text:span text:style-name="T14_14"><text:s/>1995,<text:s/></text:span><text:span text:style-name="T14_15">kiedy</text:span><text:span text:style-name="T14_16"><text:s/></text:span><text:span text:style-name="T14_17">to</text:span><text:span text:style-name="T14_18"><text:s/></text:span><text:span text:style-name="T14_19">firma</text:span><text:span text:style-name="T14_20"><text:s/></text:span><text:span text:style-name="T14_21">Team</text:span><text:span text:style-name="T14_22">17<text:s/></text:span><text:span text:style-name="T14_23">wypuściła</text:span><text:span text:style-name="T14_24"><text:s/></text:span><text:span text:style-name="T14_25">grę</text:span><text:span text:style-name="T14_26">,<text:s/></text:span><text:span text:style-name="T14_27">której</text:span><text:span text:style-name="T14_28">,<text:s/></text:span><text:span text:style-name="T14_29">mam</text:span><text:span text:style-name="T14_30"><text:s/></text:span><text:span text:style-name="T14_31">nadzieję</text:span><text:span text:style-name="T14_32">,<text:s/></text:span><text:span text:style-name="T14_33">nikomu</text:span><text:span text:style-name="T14_34"><text:s/></text:span><text:span text:style-name="T14_35">nie</text:span><text:span text:style-name="T14_36"><text:s/></text:span><text:span text:style-name="T14_37">trzeba</text:span><text:span text:style-name="T14_38"><text:s/></text:span><text:span text:style-name="T14_39">przedstawiać</text:span><text:span text:style-name="T14_40"><text:s/></text:span><text:span text:style-name="T14_41">–</text:span><text:span text:style-name="T14_42"><text:s/></text:span><text:span text:style-name="T14_43">chodzi</text:span><text:span text:style-name="T14_44"><text:s/></text:span><text:span text:style-name="T14_45">naturalnie</text:span><text:span text:style-name="T14_46"><text:s/></text:span><text:span text:style-name="T14_47">o</text:span><text:span text:style-name="T14_48"><text:s/>„</text:span><text:span text:style-name="T14_49">Worms</text:span><text:span text:style-name="T14_50">”.<text:s/></text:span><text:span text:style-name="T14_51">Tytuł</text:span><text:span text:style-name="T14_52">,<text:s/></text:span><text:span text:style-name="T14_53">przy</text:span><text:span text:style-name="T14_54"><text:s/></text:span><text:span text:style-name="T14_55">którym</text:span><text:span text:style-name="T14_56"><text:s/></text:span><text:span text:style-name="T14_57">setki</text:span><text:span text:style-name="T14_58">,<text:s/></text:span><text:span text:style-name="T14_59">tysiące</text:span><text:span text:style-name="T14_60">,<text:s/></text:span><text:span text:style-name="T14_61">o</text:span><text:span text:style-name="T14_62"><text:s/></text:span><text:span text:style-name="T14_63">ile</text:span><text:span text:style-name="T14_64"><text:s/></text:span><text:span text:style-name="T14_65">nie</text:span><text:span text:style-name="T14_66"><text:s/></text:span><text:span text:style-name="T14_67">miliony</text:span><text:span text:style-name="T14_68"><text:s/></text:span><text:span text:style-name="T14_69">graczy</text:span><text:span text:style-name="T14_70"><text:s/></text:span><text:span text:style-name="T14_71">spędzały</text:span><text:span text:style-name="T14_72"><text:s/></text:span><text:span text:style-name="T14_73">długie</text:span><text:span text:style-name="T14_74"><text:s/></text:span><text:span text:style-name="T14_75">godziny</text:span><text:span text:style-name="T14_76">,<text:s/></text:span><text:span text:style-name="T14_77">siejąc</text:span><text:span text:style-name="T14_78"><text:s/></text:span><text:span text:style-name="T14_79">śmierć</text:span><text:span text:style-name="T14_80"><text:s/></text:span><text:span text:style-name="T14_81">i</text:span><text:span text:style-name="T14_82"><text:s/></text:span><text:span text:style-name="T14_83">zniszczenie</text:span><text:span text:style-name="T14_84"><text:s/></text:span><text:span text:style-name="T14_85">przy</text:span><text:span text:style-name="T14_86"><text:s/></text:span><text:span text:style-name="T14_87">pomocy</text:span><text:span text:style-name="T14_88"><text:s/></text:span><text:span text:style-name="T14_89">kilku</text:span><text:span text:style-name="T14_90"><text:s/></text:span><text:span text:style-name="T14_91">zabawnych</text:span><text:span text:style-name="T14_92"><text:s/></text:span><text:span text:style-name="T14_93">robali</text:span><text:span text:style-name="T14_94">.<text:s/></text:span><text:span text:style-name="T14_95">W</text:span><text:span text:style-name="T14_96"><text:s/></text:span><text:span text:style-name="T14_97">końcu</text:span><text:span text:style-name="T14_98"><text:s/></text:span><text:span text:style-name="T14_99">powszechnie</text:span><text:span text:style-name="T14_100"><text:s/></text:span><text:span text:style-name="T14_101">wiadomo</text:span><text:span text:style-name="T14_102">,<text:s/></text:span><text:span text:style-name="T14_103">iż</text:span><text:span text:style-name="T14_104"><text:s/></text:span><text:span text:style-name="T14_105">dżdżownice</text:span><text:span text:style-name="T14_106"><text:s/></text:span><text:span text:style-name="T14_107">do</text:span><text:span text:style-name="T14_108"><text:s/></text:span><text:span text:style-name="T14_109">załatwiania</text:span><text:span text:style-name="T14_110"><text:s/></text:span><text:span text:style-name="T14_111">sporów</text:span><text:span text:style-name="T14_112"><text:s/></text:span><text:span text:style-name="T14_113">używają</text:span><text:span text:style-name="T14_114"><text:s/></text:span><text:span text:style-name="T14_115">wyrzutni</text:span><text:span text:style-name="T14_116"><text:s/></text:span><text:span text:style-name="T14_117">rakiet</text:span><text:span text:style-name="T14_118">,<text:s/></text:span><text:span text:style-name="T14_119">granatów</text:span><text:span text:style-name="T14_120"><text:s/></text:span><text:span text:style-name="T14_121">czy</text:span><text:span text:style-name="T14_122"><text:s/></text:span><text:span text:style-name="T14_123">karabinów</text:span><text:span text:style-name="T14_124"><text:s/></text:span><text:span text:style-name="T14_125">maszynowych</text:span><text:span text:style-name="T14_126">,<text:s/></text:span><text:span text:style-name="T14_127">prawda</text:span><text:span text:style-name="T14_128">?<text:s/></text:span><text:span text:style-name="T14_129">Tak</text:span><text:span text:style-name="T14_130">…<text:s/></text:span><text:span text:style-name="T14_131">czysty</text:span><text:span text:style-name="T14_132"><text:s/></text:span><text:span text:style-name="T14_133">absurd</text:span><text:span text:style-name="T14_134">,<text:s/></text:span><text:span text:style-name="T14_135">jakim</text:span><text:span text:style-name="T14_136"><text:s/></text:span><text:span text:style-name="T14_137">był</text:span><text:span text:style-name="T14_138"><text:s/></text:span><text:span text:style-name="T14_139">pomysł</text:span><text:span text:style-name="T14_140"><text:s/></text:span><text:span text:style-name="T14_141">na</text:span><text:span text:style-name="T14_142"><text:s/></text:span><text:span text:style-name="T14_143">grę</text:span><text:span text:style-name="T14_144">,<text:s/></text:span><text:span text:style-name="T14_145">okazał</text:span><text:span text:style-name="T14_146"><text:s/></text:span><text:span text:style-name="T14_147">się</text:span><text:span text:style-name="T14_148"><text:s/></text:span><text:span text:style-name="T14_149">przysłowiowym</text:span><text:span text:style-name="T14_150"><text:s/></text:span><text:span text:style-name="T14_151">strzałem</text:span><text:span text:style-name="T14_152"><text:s/></text:span><text:span text:style-name="T14_153">w</text:span><text:span text:style-name="T14_154"><text:s/></text:span><text:span text:style-name="T14_155">dziesiątkę</text:span><text:span text:style-name="T14_156">.<text:s/></text:span><text:span text:style-name="T14_157">Dyski</text:span><text:span text:style-name="T14_158"><text:s/></text:span><text:span text:style-name="T14_159">twarde</text:span><text:span text:style-name="T14_160"><text:s/></text:span><text:span text:style-name="T14_161">rozgrzewały</text:span><text:span text:style-name="T14_162"><text:s/></text:span><text:span text:style-name="T14_163">się</text:span><text:span text:style-name="T14_164"><text:s/></text:span><text:span text:style-name="T14_165">niemal</text:span><text:span text:style-name="T14_166"><text:s/></text:span><text:span text:style-name="T14_167">do</text:span><text:span text:style-name="T14_168"><text:s/></text:span><text:span text:style-name="T14_169">temperatury</text:span><text:span text:style-name="T14_170"><text:s/></text:span><text:span text:style-name="T14_171">lawy</text:span><text:span text:style-name="T14_172">,<text:s/></text:span><text:span text:style-name="T14_173">a</text:span><text:span text:style-name="T14_174"><text:s/></text:span><text:span text:style-name="T14_175">na</text:span><text:span text:style-name="T14_176"><text:s/></text:span><text:span text:style-name="T14_177">monitorach</text:span><text:span text:style-name="T14_178"><text:s/></text:span><text:span text:style-name="T14_179">można</text:span><text:span text:style-name="T14_180"><text:s/></text:span><text:span text:style-name="T14_181">było</text:span><text:span text:style-name="T14_182"><text:s/></text:span><text:span text:style-name="T14_183">spokojnie</text:span><text:span text:style-name="T14_184"><text:s/></text:span><text:span text:style-name="T14_185">grillować</text:span><text:span text:style-name="T14_186">,<text:s/></text:span><text:span text:style-name="T14_187">kiedy</text:span><text:span text:style-name="T14_188"><text:s/></text:span><text:span text:style-name="T14_189">gracze</text:span><text:span text:style-name="T14_190"><text:s/></text:span><text:span text:style-name="T14_191">godzinami</text:span><text:span text:style-name="T14_192"><text:s/></text:span><text:span text:style-name="T14_193">wymieniali</text:span><text:span text:style-name="T14_194"><text:s/></text:span><text:span text:style-name="T14_195">się</text:span><text:span text:style-name="T14_196"><text:s/></text:span><text:span text:style-name="T14_197">wybuchowymi</text:span><text:span text:style-name="T14_198"><text:s/></text:span><text:span text:style-name="T14_199">argumentami</text:span><text:span text:style-name="T14_200">,<text:s/></text:span><text:span text:style-name="T14_201">starając</text:span><text:span text:style-name="T14_202"><text:s/></text:span><text:span text:style-name="T14_203">się</text:span><text:span text:style-name="T14_204"><text:s/></text:span><text:span text:style-name="T14_205">po</text:span><text:span text:style-name="T14_206"><text:s/></text:span><text:span text:style-name="T14_207">raz</text:span><text:span text:style-name="T14_208"><text:s/></text:span><text:span text:style-name="T14_209">kolejny</text:span><text:span text:style-name="T14_210"><text:s/></text:span><text:span text:style-name="T14_211">zniszczyć</text:span><text:span text:style-name="T14_212"><text:s/></text:span><text:span text:style-name="T14_213">drużynę</text:span><text:span text:style-name="T14_214"><text:s/></text:span><text:span text:style-name="T14_215">przeciwną</text:span><text:span text:style-name="T14_216"><text:s/></text:span><text:span text:style-name="T14_217">w</text:span><text:span text:style-name="T14_218"><text:s/></text:span><text:span text:style-name="T14_219">możliwie</text:span><text:span text:style-name="T14_220"><text:s/></text:span><text:span text:style-name="T14_221">najbardziej</text:span><text:span text:style-name="T14_222"><text:s/></text:span><text:span text:style-name="T14_223">destrukcyjny</text:span><text:span text:style-name="T14_224"><text:s/></text:span><text:span text:style-name="T14_225">sposób</text:span><text:span text:style-name="T14_226">.<text:s/></text:span><text:span text:style-name="T14_227">Dodatkowym</text:span><text:span text:style-name="T14_228"><text:s/></text:span><text:span text:style-name="T14_229">plusem</text:span><text:span text:style-name="T14_230"><text:s/></text:span><text:span text:style-name="T14_231">był</text:span><text:span text:style-name="T14_232"><text:s/></text:span><text:span text:style-name="T14_233">fakt</text:span><text:span text:style-name="T14_234">,<text:s/></text:span><text:span text:style-name="T14_235">iż</text:span><text:span text:style-name="T14_236"><text:s/></text:span><text:span text:style-name="T14_237">plansza</text:span><text:span text:style-name="T14_238"><text:s/></text:span><text:span text:style-name="T14_239">nie</text:span><text:span text:style-name="T14_240"><text:s/></text:span><text:span text:style-name="T14_241">była</text:span><text:span text:style-name="T14_242"><text:s/></text:span><text:span text:style-name="T14_243">statyczna</text:span><text:span text:style-name="T14_244"><text:s/>–<text:s/></text:span><text:span text:style-name="T14_245">kolejne</text:span><text:span text:style-name="T14_246"><text:s/></text:span><text:span text:style-name="T14_247">rakiety</text:span><text:span text:style-name="T14_248"><text:s/></text:span><text:span text:style-name="T14_249">czy</text:span><text:span text:style-name="T14_250"><text:s/></text:span><text:span text:style-name="T14_251">pociski</text:span><text:span text:style-name="T14_252"><text:s/></text:span><text:span text:style-name="T14_253">wyrywały</text:span><text:span text:style-name="T14_254"><text:s/></text:span><text:span text:style-name="T14_255">solidne</text:span><text:span text:style-name="T14_256"><text:s/></text:span><text:span text:style-name="T14_257">dziury</text:span><text:span text:style-name="T14_258"><text:s/></text:span><text:span text:style-name="T14_259">w</text:span><text:span text:style-name="T14_260"><text:s/></text:span><text:span text:style-name="T14_261">krajobrazie</text:span><text:span text:style-name="T14_262">,<text:s/></text:span><text:span text:style-name="T14_263">które</text:span><text:span text:style-name="T14_264"><text:s/></text:span><text:span text:style-name="T14_265">można</text:span><text:span text:style-name="T14_266"><text:s/></text:span><text:span text:style-name="T14_267">było</text:span><text:span text:style-name="T14_268"><text:s/></text:span><text:span text:style-name="T14_269">wykorzystywać</text:span><text:span text:style-name="T14_270"><text:s/></text:span><text:span text:style-name="T14_271">w</text:span><text:span text:style-name="T14_272"><text:s/></text:span><text:span text:style-name="T14_273">roli</text:span><text:span text:style-name="T14_274"><text:s/></text:span><text:span text:style-name="T14_275">zaimprowizowanych</text:span><text:span text:style-name="T14_276"><text:s/></text:span><text:span text:style-name="T14_277">okopów</text:span><text:span text:style-name="T14_278">.<text:s/></text:span><text:span text:style-name="T14_279">Twórcy</text:span><text:span text:style-name="T14_280"><text:s/></text:span><text:span text:style-name="T14_281">gry</text:span><text:span text:style-name="T14_282"><text:s/></text:span><text:span text:style-name="T14_283">zadbali</text:span><text:span text:style-name="T14_284"><text:s/></text:span><text:span text:style-name="T14_285">o</text:span><text:span text:style-name="T14_286"><text:s/></text:span><text:span text:style-name="T14_287">to</text:span><text:span text:style-name="T14_288">,<text:s/></text:span><text:span text:style-name="T14_289">by</text:span><text:span text:style-name="T14_290"><text:s/></text:span><text:span text:style-name="T14_291">mordercze</text:span><text:span text:style-name="T14_292"><text:s/></text:span><text:span text:style-name="T14_293">robale</text:span><text:span text:style-name="T14_294"><text:s/></text:span><text:span text:style-name="T14_295">miały</text:span><text:span text:style-name="T14_296"><text:s/></text:span><text:span text:style-name="T14_297">do</text:span><text:span text:style-name="T14_298"><text:s/></text:span><text:span text:style-name="T14_299">dyspozycji</text:span><text:span text:style-name="T14_300"><text:s/></text:span><text:span text:style-name="T14_301">całkiem</text:span><text:span text:style-name="T14_302"><text:s/></text:span><text:span text:style-name="T14_303">słuszny</text:span><text:span text:style-name="T14_304"><text:s/></text:span><text:span text:style-name="T14_305">arsenał</text:span><text:span text:style-name="T14_306"><text:s/>–<text:s/></text:span><text:span text:style-name="T14_307">no</text:span><text:span text:style-name="T14_308"><text:s/></text:span><text:span text:style-name="T14_309">ale</text:span><text:span text:style-name="T14_310"><text:s/></text:span><text:span text:style-name="T14_311">czego</text:span><text:span text:style-name="T14_312"><text:s/></text:span><text:span text:style-name="T14_313">się</text:span><text:span text:style-name="T14_314"><text:s/></text:span><text:span text:style-name="T14_315">spodziewać</text:span><text:span text:style-name="T14_316">,<text:s/></text:span><text:span text:style-name="T14_317">jeżeli</text:span><text:span text:style-name="T14_318"><text:s/></text:span><text:span text:style-name="T14_319">podstawową</text:span><text:span text:style-name="T14_320"><text:s/>(</text:span><text:span text:style-name="T14_321">a</text:span><text:span text:style-name="T14_322"><text:s/></text:span><text:span text:style-name="T14_323">zarazem</text:span><text:span text:style-name="T14_324"><text:s/></text:span><text:span text:style-name="T14_325">jedną</text:span><text:span text:style-name="T14_326"><text:s/></text:span><text:span text:style-name="T14_327">z</text:span><text:span text:style-name="T14_328"><text:s/></text:span><text:span text:style-name="T14_329">najskuteczniejszych</text:span><text:span text:style-name="T14_330">)<text:s/></text:span><text:span text:style-name="T14_331">bronią</text:span><text:span text:style-name="T14_332"><text:s/></text:span><text:span text:style-name="T14_333">była</text:span><text:span text:style-name="T14_334"><text:s/></text:span><text:span text:style-name="T14_335">bazooka</text:span><text:span text:style-name="T14_336">?<text:s/></text:span><text:span text:style-name="T14_337">Dodajmy</text:span><text:span text:style-name="T14_338"><text:s/></text:span><text:span text:style-name="T14_339">do</text:span><text:span text:style-name="T14_340"><text:s/></text:span><text:span text:style-name="T14_341">tego</text:span><text:span text:style-name="T14_342"><text:s/></text:span><text:span text:style-name="T14_343">rakiety</text:span><text:span text:style-name="T14_344"><text:s/></text:span><text:span text:style-name="T14_345">samonaprowadza</text:span><text:span text:style-name="T14_346">jąc</text:span><text:span text:style-name="T14_347">e</text:span><text:span text:style-name="T14_348">,<text:s/></text:span><text:span text:style-name="T14_349">granty</text:span><text:span text:style-name="T14_350"><text:s/></text:span><text:span text:style-name="T14_351">zwykłe</text:span><text:span text:style-name="T14_352"><text:s/></text:span><text:span text:style-name="T14_353">i</text:span><text:span text:style-name="T14_354"><text:s/></text:span><text:span text:style-name="T14_355">rozpryskowe</text:span><text:span text:style-name="T14_356">,<text:s/></text:span><text:span text:style-name="T14_357">miny</text:span><text:span text:style-name="T14_358">,<text:s/></text:span><text:span text:style-name="T14_359">pistolet</text:span><text:span text:style-name="T14_360"><text:s/></text:span><text:span text:style-name="T14_361">maszynowy</text:span><text:span text:style-name="T14_362"><text:s/></text:span><text:span text:style-name="T14_363">Uzi</text:span><text:span text:style-name="T14_364"><text:s/></text:span><text:span text:style-name="T14_365">i</text:span><text:span text:style-name="T14_366"><text:s/></text:span><text:span text:style-name="T14_367">tym</text:span><text:span text:style-name="T14_368"><text:s/></text:span><text:span text:style-name="T14_369">podobne</text:span><text:span text:style-name="T14_370"><text:s/></text:span><text:span text:style-name="T14_371">wynalazki</text:span><text:span text:style-name="T14_372">,<text:s/></text:span><text:span text:style-name="T14_373">a</text:span><text:span text:style-name="T14_374"><text:s/></text:span><text:span text:style-name="T14_375">otrzymamy</text:span><text:span text:style-name="T14_376"><text:s/></text:span><text:span text:style-name="T14_377">przepis</text:span><text:span text:style-name="T14_378"><text:s/></text:span><text:span text:style-name="T14_379">na</text:span><text:span text:style-name="T14_380"><text:s/></text:span><text:span text:style-name="T14_381">naprawdę</text:span><text:span text:style-name="T14_382"><text:s/></text:span><text:span text:style-name="T14_383">długie</text:span><text:span text:style-name="T14_384"><text:s/></text:span><text:span text:style-name="T14_385">godziny</text:span><text:span text:style-name="T14_386"><text:s/></text:span><text:span text:style-name="T14_387">rozgrywki</text:span><text:span text:style-name="T14_388">.<text:s/></text:span><text:span text:style-name="T14_389">Dlaczego</text:span><text:span text:style-name="T14_390">?<text:s/></text:span><text:span text:style-name="T14_391">W</text:span><text:span text:style-name="T14_392"><text:s/></text:span><text:span text:style-name="T14_393">końcu</text:span><text:span text:style-name="T14_394"><text:s/></text:span><text:span text:style-name="T14_395">teoretycznie</text:span><text:span text:style-name="T14_396"><text:s/></text:span><text:span text:style-name="T14_397">takie</text:span><text:span text:style-name="T14_398"><text:s/></text:span><text:span text:style-name="T14_399">pojedynki</text:span><text:span text:style-name="T14_400"><text:s/></text:span><text:span text:style-name="T14_401">powinny</text:span><text:span text:style-name="T14_402"><text:s/></text:span><text:span text:style-name="T14_403">znudzić</text:span><text:span text:style-name="T14_404"><text:s/></text:span><text:span text:style-name="T14_405">się</text:span><text:span text:style-name="T14_406"><text:s/></text:span><text:span text:style-name="T14_407">najwyżej</text:span><text:span text:style-name="T14_408"><text:s/></text:span><text:span text:style-name="T14_409">po</text:span><text:span text:style-name="T14_410"><text:s/></text:span><text:span text:style-name="T14_411">godzinie</text:span><text:span text:style-name="T14_412">,<text:s/></text:span><text:span text:style-name="T14_413">nawet</text:span><text:span text:style-name="T14_414"><text:s/></text:span><text:span text:style-name="T14_415">z</text:span><text:span text:style-name="T14_416"><text:s/></text:span><text:span text:style-name="T14_417">wykorzystaniem</text:span><text:span text:style-name="T14_418"><text:s/></text:span><text:span text:style-name="T14_419">opisywanego</text:span><text:span text:style-name="T14_420"><text:s/></text:span><text:span text:style-name="T14_421">mrowia</text:span><text:span text:style-name="T14_422"><text:s/></text:span><text:span text:style-name="T14_423">broni</text:span><text:span text:style-name="T14_424">.<text:s/></text:span><text:span text:style-name="T14_425">Cóż</text:span><text:span text:style-name="T14_426">,<text:s/></text:span><text:span text:style-name="T14_427">niesamowita</text:span><text:span text:style-name="T14_428"><text:s/></text:span><text:span text:style-name="T14_429">grywalność</text:span><text:span text:style-name="T14_430"><text:s/></text:span><text:span text:style-name="T14_431">wynikała</text:span><text:span text:style-name="T14_432"><text:s/></text:span><text:span text:style-name="T14_433">prawdopodobnie</text:span><text:span text:style-name="T14_434"><text:s/></text:span><text:span text:style-name="T14_435">z</text:span><text:span text:style-name="T14_436"><text:s/></text:span><text:span text:style-name="T14_437">tego</text:span><text:span text:style-name="T14_438"><text:s/></text:span><text:span text:style-name="T14_439">powodu</text:span><text:span text:style-name="T14_440">,<text:s/></text:span><text:span text:style-name="T14_441">iż</text:span><text:span text:style-name="T14_442"><text:s/></text:span><text:span text:style-name="T14_443">nauczyć</text:span><text:span text:style-name="T14_444"><text:s/></text:span><text:span text:style-name="T14_445">się</text:span><text:span text:style-name="T14_446"><text:s/></text:span><text:span text:style-name="T14_447">grać</text:span><text:span text:style-name="T14_448"><text:s/></text:span><text:span text:style-name="T14_449">na</text:span><text:span text:style-name="T14_450"><text:s/></text:span><text:span text:style-name="T14_451">podstawowym</text:span><text:span text:style-name="T14_452"><text:s/></text:span><text:span text:style-name="T14_453">poziomie</text:span><text:span text:style-name="T14_454"><text:s/></text:span><text:span text:style-name="T14_455">było</text:span><text:span text:style-name="T14_456"><text:s/></text:span><text:span text:style-name="T14_457">banalnie</text:span><text:span text:style-name="T14_458"><text:s/></text:span><text:span text:style-name="T14_459">łatwo</text:span><text:span text:style-name="T14_460"><text:s/>–<text:s/></text:span><text:span text:style-name="T14_461">jednak</text:span><text:span text:style-name="T14_462"><text:s/></text:span><text:span text:style-name="T14_463">by</text:span><text:span text:style-name="T14_464"><text:s/></text:span><text:span text:style-name="T14_465">zostać</text:span><text:span text:style-name="T14_466"><text:s/></text:span><text:span text:style-name="T14_467">przysłowiowym</text:span><text:span text:style-name="T14_468"><text:s/></text:span><text:span text:style-name="T14_469">mistrzem</text:span><text:span text:style-name="T14_470">,<text:s/></text:span><text:span text:style-name="T14_471">należało</text:span><text:span text:style-name="T14_472"><text:s/></text:span><text:span text:style-name="T14_473">grać</text:span><text:span text:style-name="T14_474"><text:s/></text:span><text:span text:style-name="T14_475">długo</text:span><text:span text:style-name="T14_476"><text:s/></text:span><text:span text:style-name="T14_477">i</text:span><text:span text:style-name="T14_478"><text:s/></text:span><text:span text:style-name="T14_479">intensywnie</text:span><text:span text:style-name="T14_480">.<text:s/></text:span><text:span text:style-name="T14_481">Naturalnie</text:span><text:span text:style-name="T14_482"><text:s/></text:span><text:span text:style-name="T14_483">najlepiej</text:span><text:span text:style-name="T14_484"><text:s/></text:span><text:span text:style-name="T14_485">sprawdzała</text:span><text:span text:style-name="T14_486"><text:s/></text:span><text:span text:style-name="T14_487">się</text:span><text:span text:style-name="T14_488"><text:s/></text:span><text:span text:style-name="T14_489">klasyczna</text:span><text:span text:style-name="T14_490"><text:s/></text:span><text:span text:style-name="T14_491">metoda</text:span><text:span text:style-name="T14_492"><text:s/></text:span><text:span text:style-name="T14_493">prób</text:span><text:span text:style-name="T14_494"><text:s/></text:span><text:span text:style-name="T14_495">i</text:span><text:span text:style-name="T14_496"><text:s/></text:span><text:span text:style-name="T14_497">błędów</text:span><text:span text:style-name="T14_498"><text:s/>–<text:s/></text:span><text:span text:style-name="T14_499">a</text:span><text:span text:style-name="T14_500"><text:s/></text:span><text:span text:style-name="T14_501">te</text:span><text:span text:style-name="T14_502"><text:s/></text:span><text:span text:style-name="T14_503">potrafiły</text:span><text:span text:style-name="T14_504"><text:s/></text:span><text:span text:style-name="T14_505">być</text:span><text:span text:style-name="T14_506"><text:s/></text:span><text:span text:style-name="T14_507">bardzo</text:span><text:span text:style-name="T14_508">,<text:s/></text:span><text:span text:style-name="T14_509">ale</text:span><text:span text:style-name="T14_510"><text:s/></text:span><text:span text:style-name="T14_511">to</text:span><text:span text:style-name="T14_512"><text:s/></text:span><text:span text:style-name="T14_513">bardzo</text:span><text:span text:style-name="T14_514"><text:s/></text:span><text:span text:style-name="T14_515">bolesne</text:span><text:span text:style-name="T14_516">.<text:s/></text:span><text:span text:style-name="T14_517">Nie</text:span><text:span text:style-name="T14_518"><text:s/></text:span><text:span text:style-name="T14_519">zmienia</text:span><text:span text:style-name="T14_520"><text:s/></text:span><text:span text:style-name="T14_521">to</text:span><text:span text:style-name="T14_522"><text:s/></text:span><text:span text:style-name="T14_523">jednak</text:span><text:span text:style-name="T14_524"><text:s/></text:span><text:span text:style-name="T14_525">faktu</text:span><text:span text:style-name="T14_526">,<text:s/></text:span><text:span text:style-name="T14_527">iż</text:span><text:span text:style-name="T14_528"><text:s/></text:span><text:span text:style-name="T14_529">po</text:span><text:span text:style-name="T14_530"><text:s/></text:span><text:span text:style-name="T14_531">wyszlifowaniu</text:span><text:span text:style-name="T14_532"><text:s/></text:span><text:span text:style-name="T14_533">umiejętności</text:span><text:span text:style-name="T14_534"><text:s/></text:span><text:span text:style-name="T14_535">można</text:span><text:span text:style-name="T14_536"><text:s/></text:span><text:span text:style-name="T14_537">było</text:span><text:span text:style-name="T14_538"><text:s/></text:span><text:span text:style-name="T14_539">dokonywać</text:span><text:span text:style-name="T14_540"><text:s/></text:span><text:span text:style-name="T14_541">naprawdę</text:span><text:span text:style-name="T14_542"><text:s/></text:span><text:span text:style-name="T14_543">widowiskowych</text:span><text:span text:style-name="T14_544"><text:s/></text:span><text:span text:style-name="T14_545">strzałów</text:span><text:span text:style-name="T14_546"><text:s/>–<text:s/></text:span><text:span text:style-name="T14_547">na</text:span><text:span text:style-name="T14_548"><text:s/></text:span><text:span text:style-name="T14_549">przykład</text:span><text:span text:style-name="T14_550"><text:s/></text:span><text:span text:style-name="T14_551">łupnąć</text:span><text:span text:style-name="T14_552"><text:s/></text:span><text:span text:style-name="T14_553">bazooką</text:span><text:span text:style-name="T14_554"><text:s/></text:span><text:span text:style-name="T14_555">z</text:span><text:span text:style-name="T14_556"><text:s/></text:span><text:span text:style-name="T14_557">tak</text:span><text:span text:style-name="T14_558"><text:s/></text:span><text:span text:style-name="T14_559">wyliczoną</text:span><text:span text:style-name="T14_560"><text:s/></text:span><text:span text:style-name="T14_561">siłą</text:span><text:span text:style-name="T14_562">,<text:s/></text:span><text:span text:style-name="T14_563">by</text:span><text:span text:style-name="T14_564"><text:s/></text:span><text:span text:style-name="T14_565">rakieta</text:span><text:span text:style-name="T14_566"><text:s/></text:span><text:span text:style-name="T14_567">została</text:span><text:span text:style-name="T14_568"><text:s/></text:span><text:span text:style-name="T14_569">zawrócona</text:span><text:span text:style-name="T14_570"><text:s/></text:span><text:span text:style-name="T14_571">przez</text:span><text:span text:style-name="T14_572"><text:s/></text:span><text:span text:style-name="T14_573">wiejący</text:span><text:span text:style-name="T14_574"><text:s/></text:span><text:span text:style-name="T14_575">wiatr</text:span><text:span text:style-name="T14_576"><text:s/></text:span><text:span text:style-name="T14_577">i</text:span><text:span text:style-name="T14_578"><text:s/></text:span><text:span text:style-name="T14_579">trafiła</text:span><text:span text:style-name="T14_580"><text:s/></text:span><text:span text:style-name="T14_581">przeciwnika</text:span><text:span text:style-name="T14_582"><text:s/></text:span><text:span text:style-name="T14_583">kryjącego</text:span><text:span text:style-name="T14_584"><text:s/></text:span><text:span text:style-name="T14_585">się</text:span><text:span text:style-name="T14_586"><text:s/></text:span><text:span text:style-name="T14_587">za</text:span><text:span text:style-name="T14_588"><text:s/></text:span><text:span text:style-name="T14_589">przeszkodą</text:span><text:span text:style-name="T14_590"><text:s/></text:span><text:span text:style-name="T14_591">terenową</text:span><text:span text:style-name="T14_592">.<text:s/></text:span><text:span text:style-name="T14_593">Nawet</text:span><text:span text:style-name="T14_594"><text:s/></text:span><text:span text:style-name="T14_595">już</text:span><text:span text:style-name="T14_596"><text:s/></text:span><text:span text:style-name="T14_597">nie</text:span><text:span text:style-name="T14_598"><text:s/></text:span><text:span text:style-name="T14_599">wspomnę</text:span><text:span text:style-name="T14_600"><text:s/></text:span><text:span text:style-name="T14_601">o</text:span><text:span text:style-name="T14_602"><text:s/></text:span><text:span text:style-name="T14_603">precyzyjnym</text:span><text:span text:style-name="T14_604"><text:s/></text:span><text:span text:style-name="T14_605">rzucaniu</text:span><text:span text:style-name="T14_606"><text:s/></text:span><text:span text:style-name="T14_607">granatami</text:span><text:span text:style-name="T14_608"><text:s/></text:span><text:span text:style-name="T14_609">z</text:span><text:span text:style-name="T14_610"><text:s/></text:span><text:span text:style-name="T14_611">dokładnie</text:span><text:span text:style-name="T14_612"><text:s/></text:span><text:span text:style-name="T14_613">ustalonym</text:span><text:span text:style-name="T14_614"><text:s/></text:span><text:span text:style-name="T14_615">czasem</text:span><text:span text:style-name="T14_616"><text:s/></text:span><text:span text:style-name="T14_617">eksplozji</text:span><text:span text:style-name="T14_618">,<text:s/></text:span><text:span text:style-name="T14_619">gdyż</text:span><text:span text:style-name="T14_620"><text:s/></text:span><text:span text:style-name="T14_621">to</text:span><text:span text:style-name="T14_622"><text:s/></text:span><text:span text:style-name="T14_623">była</text:span><text:span text:style-name="T14_624"><text:s/></text:span><text:span text:style-name="T14_625">już</text:span><text:span text:style-name="T14_626"><text:s/></text:span><text:span text:style-name="T14_627">wyższa</text:span><text:span text:style-name="T14_628"><text:s/></text:span><text:span text:style-name="T14_629">szkoła</text:span><text:span text:style-name="T14_630"><text:s/></text:span><text:span text:style-name="T14_631">jazdy</text:span><text:span text:style-name="T14_632">.<text:s/></text:span><text:span text:style-name="T14_633">O</text:span><text:span text:style-name="T14_634"><text:s/></text:span><text:span text:style-name="T14_635">tym</text:span><text:span text:style-name="T14_636">,<text:s/></text:span><text:span text:style-name="T14_637">że</text:span><text:span text:style-name="T14_638"><text:s/></text:span><text:span text:style-name="T14_639">tytuł</text:span><text:span text:style-name="T14_640"><text:s/></text:span><text:span text:style-name="T14_641">był</text:span><text:span text:style-name="T14_642"><text:s/></text:span><text:span text:style-name="T14_643">niesamowicie</text:span><text:span text:style-name="T14_644"><text:s/></text:span><text:span text:style-name="T14_645">popularny</text:span><text:span text:style-name="T14_646">,<text:s/></text:span><text:span text:style-name="T14_647">nie</text:span><text:span text:style-name="T14_648"><text:s/></text:span><text:span text:style-name="T14_649">muszę</text:span><text:span text:style-name="T14_650"><text:s/></text:span><text:span text:style-name="T14_651">raczej</text:span><text:span text:style-name="T14_652"><text:s/></text:span><text:span text:style-name="T14_653">nikogo</text:span><text:span text:style-name="T14_654"><text:s/></text:span><text:span text:style-name="T14_655">przekonywać</text:span><text:span text:style-name="T14_656"><text:s/>–<text:s/></text:span><text:span text:style-name="T14_657">idealnym</text:span><text:span text:style-name="T14_658"><text:s/></text:span><text:span text:style-name="T14_659">dowodem</text:span><text:span text:style-name="T14_660"><text:s/></text:span><text:span text:style-name="T14_661">na</text:span><text:span text:style-name="T14_662"><text:s/></text:span><text:span text:style-name="T14_663">to</text:span><text:span text:style-name="T14_664"><text:s/></text:span><text:span text:style-name="T14_665">jest</text:span><text:span text:style-name="T14_666"><text:s/></text:span><text:span text:style-name="T14_667">masa</text:span><text:span text:style-name="T14_668"><text:s/></text:span><text:span text:style-name="T14_669">kolejnych</text:span><text:span text:style-name="T14_670"><text:s/></text:span><text:span text:style-name="T14_671">części</text:span><text:span text:style-name="T14_672">,<text:s/></text:span><text:span text:style-name="T14_673">które</text:span><text:span text:style-name="T14_674"><text:s/></text:span><text:span text:style-name="T14_675">pojawiały</text:span><text:span text:style-name="T14_676"><text:s/></text:span><text:span text:style-name="T14_677">się</text:span><text:span text:style-name="T14_678"><text:s/></text:span><text:span text:style-name="T14_679">w</text:span><text:span text:style-name="T14_680"><text:s/></text:span><text:span text:style-name="T14_681">kilkuletnich</text:span><text:span text:style-name="T14_682"><text:s/></text:span><text:span text:style-name="T14_683">odstępach</text:span><text:span text:style-name="T14_684">,<text:s/></text:span><text:span text:style-name="T14_685">przynosząc</text:span><text:span text:style-name="T14_686"><text:s/></text:span><text:span text:style-name="T14_687">nowe</text:span><text:span text:style-name="T14_688">,<text:s/></text:span><text:span text:style-name="T14_689">zabawniejsze</text:span><text:span text:style-name="T14_690"><text:s/></text:span><text:span text:style-name="T14_691">metody</text:span><text:span text:style-name="T14_692"><text:s/></text:span><text:span text:style-name="T14_693">na</text:span><text:span text:style-name="T14_694"><text:s/></text:span><text:span text:style-name="T14_695">wypalanie</text:span><text:span text:style-name="T14_696"><text:s/></text:span><text:span text:style-name="T14_697">przeciwników</text:span><text:span text:style-name="T14_698"><text:s/></text:span><text:span text:style-name="T14_699">ogniem</text:span><text:span text:style-name="T14_700"><text:s/></text:span><text:span text:style-name="T14_701">i</text:span><text:span text:style-name="T14_702"><text:s/></text:span><text:span text:style-name="T14_703">żelazem</text:span><text:span text:style-name="T14_704"><text:s/>(</text:span><text:span text:style-name="T14_705">na</text:span><text:span text:style-name="T14_706"><text:s/></text:span><text:span text:style-name="T14_707">przykład</text:span><text:span text:style-name="T14_708"><text:s/></text:span><text:span text:style-name="T14_709">za</text:span><text:span text:style-name="T14_710"><text:s/></text:span><text:span text:style-name="T14_711">pomocą</text:span><text:span text:style-name="T14_712"><text:s/></text:span><text:span text:style-name="T14_713">owiec</text:span><text:span text:style-name="T14_714">,<text:s/></text:span><text:span text:style-name="T14_715">bananów</text:span><text:span text:style-name="T14_716">,<text:s/></text:span><text:span text:style-name="T14_717">czy</text:span><text:span text:style-name="T14_718"><text:s/></text:span><text:span text:style-name="T14_719">mojego</text:span><text:span text:style-name="T14_720"><text:s/></text:span><text:span text:style-name="T14_721">ulubionego</text:span><text:span text:style-name="T14_722"><text:s/></text:span><text:span text:style-name="T14_723">Świętego</text:span><text:span text:style-name="T14_724"><text:s/></text:span><text:span text:style-name="T14_725">Granatu</text:span><text:span text:style-name="T14_726"><text:s/></text:span><text:span text:style-name="T14_727">Ręcznego</text:span><text:span text:style-name="T14_728">,<text:s/></text:span><text:span text:style-name="T14_729">który</text:span><text:span text:style-name="T14_730"><text:s/></text:span><text:span text:style-name="T14_731">oprócz</text:span><text:span text:style-name="T14_732"><text:s/></text:span><text:span text:style-name="T14_733">fenomenalnego</text:span><text:span text:style-name="T14_734"><text:s/></text:span><text:span text:style-name="T14_735">efektu</text:span><text:span text:style-name="T14_736"><text:s/></text:span><text:span text:style-name="T14_737">dźwiękowego</text:span><text:span text:style-name="T14_738"><text:s/></text:span><text:span text:style-name="T14_739">miał</text:span><text:span text:style-name="T14_740"><text:s/></text:span><text:span text:style-name="T14_741">tę</text:span><text:span text:style-name="T14_742"><text:s/></text:span><text:span text:style-name="T14_743">właściwość</text:span><text:span text:style-name="T14_744">,<text:s/></text:span><text:span text:style-name="T14_745">iż</text:span><text:span text:style-name="T14_746"><text:s/></text:span><text:span text:style-name="T14_747">zmieniał</text:span><text:span text:style-name="T14_748"><text:s/></text:span><text:span text:style-name="T14_749">w</text:span><text:span text:style-name="T14_750"><text:s/></text:span><text:span text:style-name="T14_751">nicość</text:span><text:span text:style-name="T14_752"><text:s/></text:span><text:span text:style-name="T14_753">naprawdę</text:span><text:span text:style-name="T14_754"><text:s/></text:span><text:span text:style-name="T14_755">spory</text:span><text:span text:style-name="T14_756"><text:s/></text:span><text:span text:style-name="T14_757">kawałek</text:span><text:span text:style-name="T14_758"><text:s/></text:span><text:span text:style-name="T14_759">planszy</text:span><text:span text:style-name="T14_760">).<text:s/></text:span><text:span text:style-name="T14_761">A</text:span><text:span text:style-name="T14_762"><text:s/></text:span><text:span text:style-name="T14_763">zważywszy</text:span><text:span text:style-name="T14_764"><text:s/></text:span><text:span text:style-name="T14_765">na</text:span><text:span text:style-name="T14_766"><text:s/></text:span><text:span text:style-name="T14_767">to</text:span><text:span text:style-name="T14_768">,<text:s/></text:span><text:span text:style-name="T14_769">iż</text:span><text:span text:style-name="T14_770"><text:s/></text:span><text:span text:style-name="T14_771">najnowsza</text:span><text:span text:style-name="T14_772">,<text:s/>22<text:s/></text:span><text:span text:style-name="T14_773">część</text:span><text:span text:style-name="T14_774"><text:s/></text:span><text:span text:style-name="T14_775">ma</text:span><text:span text:style-name="T14_776"><text:s/></text:span><text:span text:style-name="T14_777">zostać</text:span><text:span text:style-name="T14_778"><text:s/></text:span><text:span text:style-name="T14_779">wypuszczona</text:span><text:span text:style-name="T14_780"><text:s/></text:span><text:span text:style-name="T14_781">w</text:span><text:span text:style-name="T14_782"><text:s/></text:span><text:span text:style-name="T14_783">tym</text:span><text:span text:style-name="T14_784"><text:s/></text:span><text:span text:style-name="T14_785">roku</text:span><text:span text:style-name="T14_786">,<text:s/></text:span><text:span text:style-name="T14_787">przypuszczam</text:span><text:span text:style-name="T14_788">,<text:s/></text:span><text:span text:style-name="T14_789">że</text:span><text:span text:style-name="T14_790"><text:s/></text:span><text:span text:style-name="T14_791">jeszcze</text:span><text:span text:style-name="T14_792"><text:s/></text:span><text:span text:style-name="T14_793">niejedno</text:span><text:span text:style-name="T14_794"><text:s/></text:span><text:span text:style-name="T14_795">pokolenie</text:span><text:span text:style-name="T14_796"><text:s/></text:span><text:span text:style-name="T14_797">będzie</text:span><text:span text:style-name="T14_798"><text:s/></text:span><text:span text:style-name="T14_799">toczyło</text:span><text:span text:style-name="T14_800"><text:s/></text:span><text:span text:style-name="T14_801">robacze</text:span><text:span text:style-name="T14_802"><text:s/></text:span><text:span text:style-name="T14_803">wojny</text:span><text:span text:style-name="T14_804">.<text:s/></text:span><text:span text:style-name="T14_805">Mogę</text:span><text:span text:style-name="T14_806"><text:s/></text:span><text:span text:style-name="T14_807">tylko</text:span><text:span text:style-name="T14_808"><text:s/></text:span><text:span text:style-name="T14_809">mieć</text:span><text:span text:style-name="T14_810"><text:s/></text:span><text:span text:style-name="T14_811">nadzieję</text:span><text:span text:style-name="T14_812">,<text:s/></text:span><text:span text:style-name="T14_813">iż</text:span><text:span text:style-name="T14_814"><text:s/></text:span><text:span text:style-name="T14_815">po</text:span><text:span text:style-name="T14_816"><text:s/></text:span><text:span text:style-name="T14_817">kilkunastu</text:span><text:span text:style-name="T14_818"><text:s/></text:span><text:span text:style-name="T14_819">partyjkach</text:span><text:span text:style-name="T14_820"><text:s/></text:span><text:span text:style-name="T14_821">rozegranych</text:span><text:span text:style-name="T14_822"><text:s/></text:span><text:span text:style-name="T14_823">w</text:span><text:span text:style-name="T14_824"><text:s/></text:span><text:span text:style-name="T14_825">obecnej</text:span><text:span text:style-name="T14_826"><text:s/></text:span><text:span text:style-name="T14_827">grafice</text:span><text:span text:style-name="T14_828"><text:s/></text:span><text:span text:style-name="T14_829">niektórzy</text:span><text:span text:style-name="T14_830"><text:s/></text:span><text:span text:style-name="T14_831">z</text:span><text:span text:style-name="T14_832"><text:s/></text:span><text:span text:style-name="T14_833">graczy</text:span><text:span text:style-name="T14_834"><text:s/></text:span><text:span text:style-name="T14_835">z</text:span><text:span text:style-name="T14_836">echcą</text:span><text:span text:style-name="T14_837"><text:s/></text:span><text:span text:style-name="T14_838">poświęcić</text:span><text:span text:style-name="T14_839"><text:s/></text:span><text:span text:style-name="T14_840">chwilę</text:span><text:span text:style-name="T14_841"><text:s/></text:span><text:span text:style-name="T14_842">na</text:span><text:span text:style-name="T14_843"><text:s/></text:span><text:span text:style-name="T14_844">zapoznanie</text:span><text:span text:style-name="T14_845"><text:s/></text:span><text:span text:style-name="T14_846">się</text:span><text:span text:style-name="T14_847"><text:s/></text:span><text:span text:style-name="T14_848">z</text:span><text:span text:style-name="T14_849"><text:s/></text:span><text:span text:style-name="T14_850">pierwszymi</text:span><text:span text:style-name="T14_851"><text:s/></text:span><text:span text:style-name="T14_852">grami</text:span><text:span text:style-name="T14_853"><text:s/></text:span><text:span text:style-name="T14_854">z</text:span><text:span text:style-name="T14_855"><text:s/></text:span><text:span text:style-name="T14_856">tej</text:span><text:span text:style-name="T14_857"><text:s/></text:span><text:span text:style-name="T14_858">serii</text:span><text:span text:style-name="T14_859">.<text:s/></text:span><text:span text:style-name="T14_860">Naprawdę</text:span><text:span text:style-name="T14_861"><text:s/></text:span><text:span text:style-name="T14_862">warto</text:span><text:span text:style-name="T14_863">!</text:span></text:p>
      <text:p text:style-name="P15"/>
      <text:p text:style-name="P16"><text:span text:style-name="T16_1">Link</text:span><text:span text:style-name="T16_2"><text:s/></text:span><text:span text:style-name="T16_3">do</text:span><text:span text:style-name="T16_4"><text:s/></text:span><text:span text:style-name="T16_5">obrazka</text:span><text:span text:style-name="T16_6">:<text:s/></text:span><text:span text:style-name="T16_7"><text:a xlink:type="simple" xlink:href="https://www.team17.com/wp-content/uploads/2014/09/worms-original-8.jpg"><text:span text:style-name="T16_8">1</text:span></text:a></text:span><text:span text:style-name="T16_9"><text:s/></text:span><text:span text:style-name="T16_10"><text:a xlink:type="simple" xlink:href="http://gamefabrique.com/storage/screenshots/genesis/worms-05.png"><text:span text:style-name="T16_11">2</text:span></text:a></text:span><text:span text:style-name="T16_12"><text:s/></text:span><text:span text:style-name="T16_13"><text:a xlink:type="simple" xlink:href="http://www.mobygames.com/images/covers/l/47990-worms-dos-front-cover.jpg"><text:span text:style-name="T16_14">3</text:span></text:a></text:span></text:p>
      <text:p text:style-name="P17"><text:span text:style-name="T17_1">Link</text:span><text:span text:style-name="T17_2"><text:s/></text:span><text:span text:style-name="T17_3">do</text:span><text:span text:style-name="T17_4"><text:s/></text:span><text:span text:style-name="T17_5">źródła</text:span><text:span text:style-name="T17_6">:<text:s/></text:span><text:span text:style-name="T17_7"><text:a xlink:type="simple" xlink:href="https://www.team17.com/games/worms-original/"><text:span text:style-name="T17_8">1</text:span></text:a></text:span><text:span text:style-name="T17_9"><text:s/></text:span><text:span text:style-name="T17_10"><text:a xlink:type="simple" xlink:href="http://gamefabrique.com/games/worms/"><text:span text:style-name="T17_11">2</text:span></text:a></text:span><text:span text:style-name="T17_12"><text:s/></text:span><text:span text:style-name="T17_13"><text:a xlink:type="simple" xlink:href="http://www.mobygames.com/game/dos/worms"><text:span text:style-name="T17_14">3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